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Model.getY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Model.get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Model.getCalendar(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Model.setDay( int d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Model.DateModel( int year , int month , int d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eModel.get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Model.DateModel( Calendar calend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eModel.setYear( int ye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Model.get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Model.setMonth( int mon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